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NormalOperation" table:style-name="ta1">
        <table:shapes>
          <draw:frame draw:z-index="0" draw:style-name="gr1" draw:text-style-name="P1" svg:width="453.51pt" svg:height="255.09pt" svg:x="710.67pt" svg:y="11.14pt">
            <loext:p draw:notify-on-update-of-ranges="rtuNormalOperation.A1:rtuNormalOperation.A100 rtuNormalOperation.I1:rtuNormalOperation.I100 rtuNormalOperation.A1:rtuNormalOperation.A100 rtuNormalOperation.K1:rtuNormalOperation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75pt" svg:x="724.08pt" svg:y="338.63pt">
            <loext:p draw:notify-on-update-of-ranges="rtuNormalOperation.A1:rtuNormalOperation.A100 rtuNormalOperation.G1:rtuNormalOperation.G100 rtuNormalOperation.A1:rtuNormalOperation.A100 rtuNormalOperation.M1:rtuNormalOperation.M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.00000788" calcext:value-type="float">
            <text:p>3.000007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40951" calcext:value-type="float">
            <text:p>2.140951</text:p>
          </table:table-cell>
          <table:table-cell/>
          <table:table-cell office:value-type="float" office:value="10.704755" calcext:value-type="float">
            <text:p>10.70475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00000788" calcext:value-type="float">
            <text:p>6.000007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524565" calcext:value-type="float">
            <text:p>2.524565</text:p>
          </table:table-cell>
          <table:table-cell/>
          <table:table-cell office:value-type="float" office:value="12.622824" calcext:value-type="float">
            <text:p>12.6228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00000788" calcext:value-type="float">
            <text:p>9.0000078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90789" calcext:value-type="float">
            <text:p>1.890789</text:p>
          </table:table-cell>
          <table:table-cell/>
          <table:table-cell office:value-type="float" office:value="9.453946" calcext:value-type="float">
            <text:p>9.45394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00000788" calcext:value-type="float">
            <text:p>12.0000078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7069" calcext:value-type="float">
            <text:p>2.17069</text:p>
          </table:table-cell>
          <table:table-cell/>
          <table:table-cell office:value-type="float" office:value="10.853449" calcext:value-type="float">
            <text:p>10.85344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00000788" calcext:value-type="float">
            <text:p>15.000007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01561" calcext:value-type="float">
            <text:p>1.801561</text:p>
          </table:table-cell>
          <table:table-cell/>
          <table:table-cell office:value-type="float" office:value="9.007804" calcext:value-type="float">
            <text:p>9.00780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.00000788" calcext:value-type="float">
            <text:p>18.0000078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7272" calcext:value-type="float">
            <text:p>1.497272</text:p>
          </table:table-cell>
          <table:table-cell/>
          <table:table-cell office:value-type="float" office:value="7.48636" calcext:value-type="float">
            <text:p>7.4863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00000788" calcext:value-type="float">
            <text:p>21.000007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43665" calcext:value-type="float">
            <text:p>1.843665</text:p>
          </table:table-cell>
          <table:table-cell/>
          <table:table-cell office:value-type="float" office:value="9.218323" calcext:value-type="float">
            <text:p>9.21832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.00000788" calcext:value-type="float">
            <text:p>24.0000078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5226" calcext:value-type="float">
            <text:p>2.15226</text:p>
          </table:table-cell>
          <table:table-cell/>
          <table:table-cell office:value-type="float" office:value="10.7613" calcext:value-type="float">
            <text:p>10.76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0000788" calcext:value-type="float">
            <text:p>27.0000078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97647" calcext:value-type="float">
            <text:p>1.997647</text:p>
          </table:table-cell>
          <table:table-cell/>
          <table:table-cell office:value-type="float" office:value="9.988237" calcext:value-type="float">
            <text:p>9.98823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00000788" calcext:value-type="float">
            <text:p>30.000007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63494" calcext:value-type="float">
            <text:p>2.163494</text:p>
          </table:table-cell>
          <table:table-cell/>
          <table:table-cell office:value-type="float" office:value="10.817469" calcext:value-type="float">
            <text:p>10.81746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.00000788" calcext:value-type="float">
            <text:p>33.0000078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58822" calcext:value-type="float">
            <text:p>2.158822</text:p>
          </table:table-cell>
          <table:table-cell/>
          <table:table-cell office:value-type="float" office:value="10.794109" calcext:value-type="float">
            <text:p>10.79410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.00000788" calcext:value-type="float">
            <text:p>36.000007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09981" calcext:value-type="float">
            <text:p>1.609981</text:p>
          </table:table-cell>
          <table:table-cell/>
          <table:table-cell office:value-type="float" office:value="8.049903" calcext:value-type="float">
            <text:p>8.04990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.00000788" calcext:value-type="float">
            <text:p>39.0000078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0926" calcext:value-type="float">
            <text:p>2.20926</text:p>
          </table:table-cell>
          <table:table-cell/>
          <table:table-cell office:value-type="float" office:value="11.0463" calcext:value-type="float">
            <text:p>11.046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.00000788" calcext:value-type="float">
            <text:p>42.000007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85181" calcext:value-type="float">
            <text:p>2.185181</text:p>
          </table:table-cell>
          <table:table-cell/>
          <table:table-cell office:value-type="float" office:value="10.925903" calcext:value-type="float">
            <text:p>10.92590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.00000788" calcext:value-type="float">
            <text:p>45.0000078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76418" calcext:value-type="float">
            <text:p>2.276418</text:p>
          </table:table-cell>
          <table:table-cell/>
          <table:table-cell office:value-type="float" office:value="11.382092" calcext:value-type="float">
            <text:p>11.38209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.00000788" calcext:value-type="float">
            <text:p>48.0000078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33708" calcext:value-type="float">
            <text:p>1.833708</text:p>
          </table:table-cell>
          <table:table-cell/>
          <table:table-cell office:value-type="float" office:value="9.168542" calcext:value-type="float">
            <text:p>9.16854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.00000788" calcext:value-type="float">
            <text:p>51.0000078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88047" calcext:value-type="float">
            <text:p>1.988047</text:p>
          </table:table-cell>
          <table:table-cell/>
          <table:table-cell office:value-type="float" office:value="9.940235" calcext:value-type="float">
            <text:p>9.94023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.00000788" calcext:value-type="float">
            <text:p>54.0000078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6435" calcext:value-type="float">
            <text:p>1.706435</text:p>
          </table:table-cell>
          <table:table-cell/>
          <table:table-cell office:value-type="float" office:value="8.532177" calcext:value-type="float">
            <text:p>8.53217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.00000788" calcext:value-type="float">
            <text:p>57.000007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3834" calcext:value-type="float">
            <text:p>2.03834</text:p>
          </table:table-cell>
          <table:table-cell/>
          <table:table-cell office:value-type="float" office:value="10.191699" calcext:value-type="float">
            <text:p>10.1916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00000788" calcext:value-type="float">
            <text:p>60.0000078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66035" calcext:value-type="float">
            <text:p>1.966035</text:p>
          </table:table-cell>
          <table:table-cell/>
          <table:table-cell office:value-type="float" office:value="9.830174" calcext:value-type="float">
            <text:p>9.83017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.00000788" calcext:value-type="float">
            <text:p>63.0000078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99339" calcext:value-type="float">
            <text:p>1.999339</text:p>
          </table:table-cell>
          <table:table-cell/>
          <table:table-cell office:value-type="float" office:value="9.996697" calcext:value-type="float">
            <text:p>9.99669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.00000788" calcext:value-type="float">
            <text:p>66.0000078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40009" calcext:value-type="float">
            <text:p>2.340009</text:p>
          </table:table-cell>
          <table:table-cell/>
          <table:table-cell office:value-type="float" office:value="11.700043" calcext:value-type="float">
            <text:p>11.70004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.00000788" calcext:value-type="float">
            <text:p>69.0000078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539632" calcext:value-type="float">
            <text:p>2.539632</text:p>
          </table:table-cell>
          <table:table-cell/>
          <table:table-cell office:value-type="float" office:value="12.69816" calcext:value-type="float">
            <text:p>12.698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.00000788" calcext:value-type="float">
            <text:p>72.0000078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43115" calcext:value-type="float">
            <text:p>1.843115</text:p>
          </table:table-cell>
          <table:table-cell/>
          <table:table-cell office:value-type="float" office:value="9.215574" calcext:value-type="float">
            <text:p>9.21557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.00000788" calcext:value-type="float">
            <text:p>75.0000078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5426" calcext:value-type="float">
            <text:p>2.05426</text:p>
          </table:table-cell>
          <table:table-cell/>
          <table:table-cell office:value-type="float" office:value="10.271301" calcext:value-type="float">
            <text:p>10.27130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.00000788" calcext:value-type="float">
            <text:p>78.0000078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29015" calcext:value-type="float">
            <text:p>1.829015</text:p>
          </table:table-cell>
          <table:table-cell/>
          <table:table-cell office:value-type="float" office:value="9.145076" calcext:value-type="float">
            <text:p>9.14507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.00000788" calcext:value-type="float">
            <text:p>81.0000078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65222" calcext:value-type="float">
            <text:p>2.365222</text:p>
          </table:table-cell>
          <table:table-cell/>
          <table:table-cell office:value-type="float" office:value="11.826112" calcext:value-type="float">
            <text:p>11.8261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.00000788" calcext:value-type="float">
            <text:p>84.0000078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97451" calcext:value-type="float">
            <text:p>1.897451</text:p>
          </table:table-cell>
          <table:table-cell/>
          <table:table-cell office:value-type="float" office:value="9.487255" calcext:value-type="float">
            <text:p>9.48725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.00000788" calcext:value-type="float">
            <text:p>87.0000078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20474" calcext:value-type="float">
            <text:p>1.720474</text:p>
          </table:table-cell>
          <table:table-cell/>
          <table:table-cell office:value-type="float" office:value="8.602372" calcext:value-type="float">
            <text:p>8.60237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.00000788" calcext:value-type="float">
            <text:p>90.0000078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86661" calcext:value-type="float">
            <text:p>2.286661</text:p>
          </table:table-cell>
          <table:table-cell/>
          <table:table-cell office:value-type="float" office:value="11.433303" calcext:value-type="float">
            <text:p>11.43330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.00000788" calcext:value-type="float">
            <text:p>93.000007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65803" calcext:value-type="float">
            <text:p>2.365803</text:p>
          </table:table-cell>
          <table:table-cell/>
          <table:table-cell office:value-type="float" office:value="11.829015" calcext:value-type="float">
            <text:p>11.8290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00000788" calcext:value-type="float">
            <text:p>96.0000078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21925" calcext:value-type="float">
            <text:p>1.921925</text:p>
          </table:table-cell>
          <table:table-cell/>
          <table:table-cell office:value-type="float" office:value="9.609627" calcext:value-type="float">
            <text:p>9.60962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.00000788" calcext:value-type="float">
            <text:p>99.0000078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5531" calcext:value-type="float">
            <text:p>1.75531</text:p>
          </table:table-cell>
          <table:table-cell/>
          <table:table-cell office:value-type="float" office:value="8.776548" calcext:value-type="float">
            <text:p>8.77654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.00000788" calcext:value-type="float">
            <text:p>102.0000078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74516" calcext:value-type="float">
            <text:p>2.274516</text:p>
          </table:table-cell>
          <table:table-cell/>
          <table:table-cell office:value-type="float" office:value="11.372582" calcext:value-type="float">
            <text:p>11.37258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.00000788" calcext:value-type="float">
            <text:p>105.0000078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515968" calcext:value-type="float">
            <text:p>2.515968</text:p>
          </table:table-cell>
          <table:table-cell/>
          <table:table-cell office:value-type="float" office:value="12.579841" calcext:value-type="float">
            <text:p>12.57984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.00000788" calcext:value-type="float">
            <text:p>108.0000078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49688" calcext:value-type="float">
            <text:p>1.749688</text:p>
          </table:table-cell>
          <table:table-cell/>
          <table:table-cell office:value-type="float" office:value="8.748442" calcext:value-type="float">
            <text:p>8.74844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.00000788" calcext:value-type="float">
            <text:p>111.0000078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78731" calcext:value-type="float">
            <text:p>2.078731</text:p>
          </table:table-cell>
          <table:table-cell/>
          <table:table-cell office:value-type="float" office:value="10.393656" calcext:value-type="float">
            <text:p>10.39365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.00000788" calcext:value-type="float">
            <text:p>114.000007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33803" calcext:value-type="float">
            <text:p>1.733803</text:p>
          </table:table-cell>
          <table:table-cell/>
          <table:table-cell office:value-type="float" office:value="8.669014" calcext:value-type="float">
            <text:p>8.66901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.00000788" calcext:value-type="float">
            <text:p>117.0000078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21429" calcext:value-type="float">
            <text:p>2.321429</text:p>
          </table:table-cell>
          <table:table-cell/>
          <table:table-cell office:value-type="float" office:value="11.607146" calcext:value-type="float">
            <text:p>11.60714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.00000788" calcext:value-type="float">
            <text:p>120.000007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17946" calcext:value-type="float">
            <text:p>1.917946</text:p>
          </table:table-cell>
          <table:table-cell/>
          <table:table-cell office:value-type="float" office:value="9.589732" calcext:value-type="float">
            <text:p>9.58973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.0000158" calcext:value-type="float">
            <text:p>123.000015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46613" calcext:value-type="float">
            <text:p>2.146613</text:p>
          </table:table-cell>
          <table:table-cell/>
          <table:table-cell office:value-type="float" office:value="10.733063" calcext:value-type="float">
            <text:p>10.73306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.00000788" calcext:value-type="float">
            <text:p>126.0000078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21843" calcext:value-type="float">
            <text:p>1.921843</text:p>
          </table:table-cell>
          <table:table-cell/>
          <table:table-cell office:value-type="float" office:value="9.609214" calcext:value-type="float">
            <text:p>9.60921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.00000788" calcext:value-type="float">
            <text:p>129.0000078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45559" calcext:value-type="float">
            <text:p>1.945559</text:p>
          </table:table-cell>
          <table:table-cell/>
          <table:table-cell office:value-type="float" office:value="9.727793" calcext:value-type="float">
            <text:p>9.72779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.00000788" calcext:value-type="float">
            <text:p>132.00000788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20326" calcext:value-type="float">
            <text:p>2.120326</text:p>
          </table:table-cell>
          <table:table-cell/>
          <table:table-cell office:value-type="float" office:value="10.601631" calcext:value-type="float">
            <text:p>10.60163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.00000788" calcext:value-type="float">
            <text:p>135.0000078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46251" calcext:value-type="float">
            <text:p>2.246251</text:p>
          </table:table-cell>
          <table:table-cell/>
          <table:table-cell office:value-type="float" office:value="11.231253" calcext:value-type="float">
            <text:p>11.23125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.00000788" calcext:value-type="float">
            <text:p>138.0000078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50939" calcext:value-type="float">
            <text:p>1.750939</text:p>
          </table:table-cell>
          <table:table-cell/>
          <table:table-cell office:value-type="float" office:value="8.754694" calcext:value-type="float">
            <text:p>8.75469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.00000788" calcext:value-type="float">
            <text:p>141.0000078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6424" calcext:value-type="float">
            <text:p>2.16424</text:p>
          </table:table-cell>
          <table:table-cell/>
          <table:table-cell office:value-type="float" office:value="10.8212" calcext:value-type="float">
            <text:p>10.82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.00000788" calcext:value-type="float">
            <text:p>144.0000078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57893" calcext:value-type="float">
            <text:p>2.157893</text:p>
          </table:table-cell>
          <table:table-cell/>
          <table:table-cell office:value-type="float" office:value="10.789464" calcext:value-type="float">
            <text:p>10.78946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.00000788" calcext:value-type="float">
            <text:p>147.0000078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55296" calcext:value-type="float">
            <text:p>2.155296</text:p>
          </table:table-cell>
          <table:table-cell/>
          <table:table-cell office:value-type="float" office:value="10.776479" calcext:value-type="float">
            <text:p>10.77647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.00000788" calcext:value-type="float">
            <text:p>150.0000078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62455" calcext:value-type="float">
            <text:p>2.162455</text:p>
          </table:table-cell>
          <table:table-cell/>
          <table:table-cell office:value-type="float" office:value="10.812277" calcext:value-type="float">
            <text:p>10.81227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.00000788" calcext:value-type="float">
            <text:p>153.0000078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28932" calcext:value-type="float">
            <text:p>2.128932</text:p>
          </table:table-cell>
          <table:table-cell/>
          <table:table-cell office:value-type="float" office:value="10.644661" calcext:value-type="float">
            <text:p>10.64466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.00000788" calcext:value-type="float">
            <text:p>156.0000078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12025" calcext:value-type="float">
            <text:p>2.212025</text:p>
          </table:table-cell>
          <table:table-cell/>
          <table:table-cell office:value-type="float" office:value="11.060126" calcext:value-type="float">
            <text:p>11.0601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.00000788" calcext:value-type="float">
            <text:p>159.0000078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16553" calcext:value-type="float">
            <text:p>2.216553</text:p>
          </table:table-cell>
          <table:table-cell/>
          <table:table-cell office:value-type="float" office:value="11.082765" calcext:value-type="float">
            <text:p>11.08276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.00000788" calcext:value-type="float">
            <text:p>162.0000078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22882" calcext:value-type="float">
            <text:p>2.022882</text:p>
          </table:table-cell>
          <table:table-cell/>
          <table:table-cell office:value-type="float" office:value="10.114411" calcext:value-type="float">
            <text:p>10.11441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.00000788" calcext:value-type="float">
            <text:p>165.0000078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7127" calcext:value-type="float">
            <text:p>1.577127</text:p>
          </table:table-cell>
          <table:table-cell/>
          <table:table-cell office:value-type="float" office:value="7.885634" calcext:value-type="float">
            <text:p>7.88563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.00000788" calcext:value-type="float">
            <text:p>168.0000078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27583" calcext:value-type="float">
            <text:p>2.127583</text:p>
          </table:table-cell>
          <table:table-cell/>
          <table:table-cell office:value-type="float" office:value="10.637916" calcext:value-type="float">
            <text:p>10.63791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.00000788" calcext:value-type="float">
            <text:p>171.0000078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08951" calcext:value-type="float">
            <text:p>2.208951</text:p>
          </table:table-cell>
          <table:table-cell/>
          <table:table-cell office:value-type="float" office:value="11.044753" calcext:value-type="float">
            <text:p>11.04475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.00000788" calcext:value-type="float">
            <text:p>174.000007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5261" calcext:value-type="float">
            <text:p>1.65261</text:p>
          </table:table-cell>
          <table:table-cell/>
          <table:table-cell office:value-type="float" office:value="8.263048" calcext:value-type="float">
            <text:p>8.26304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.00000788" calcext:value-type="float">
            <text:p>177.0000078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59187" calcext:value-type="float">
            <text:p>2.159187</text:p>
          </table:table-cell>
          <table:table-cell/>
          <table:table-cell office:value-type="float" office:value="10.795935" calcext:value-type="float">
            <text:p>10.79593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.00000788" calcext:value-type="float">
            <text:p>180.0000078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16607" calcext:value-type="float">
            <text:p>2.116607</text:p>
          </table:table-cell>
          <table:table-cell/>
          <table:table-cell office:value-type="float" office:value="10.583035" calcext:value-type="float">
            <text:p>10.58303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.00000788" calcext:value-type="float">
            <text:p>183.0000078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08076" calcext:value-type="float">
            <text:p>2.308076</text:p>
          </table:table-cell>
          <table:table-cell/>
          <table:table-cell office:value-type="float" office:value="11.54038" calcext:value-type="float">
            <text:p>11.5403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.00000788" calcext:value-type="float">
            <text:p>186.0000078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24286" calcext:value-type="float">
            <text:p>1.924286</text:p>
          </table:table-cell>
          <table:table-cell/>
          <table:table-cell office:value-type="float" office:value="9.621429" calcext:value-type="float">
            <text:p>9.62142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.00000788" calcext:value-type="float">
            <text:p>189.00000788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93" calcext:value-type="float">
            <text:p>1.993</text:p>
          </table:table-cell>
          <table:table-cell/>
          <table:table-cell office:value-type="float" office:value="9.965001" calcext:value-type="float">
            <text:p>9.96500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.00000788" calcext:value-type="float">
            <text:p>192.0000078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35934" calcext:value-type="float">
            <text:p>1.935934</text:p>
          </table:table-cell>
          <table:table-cell/>
          <table:table-cell office:value-type="float" office:value="9.679668" calcext:value-type="float">
            <text:p>9.67966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.00000788" calcext:value-type="float">
            <text:p>195.0000078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30936" calcext:value-type="float">
            <text:p>1.730936</text:p>
          </table:table-cell>
          <table:table-cell/>
          <table:table-cell office:value-type="float" office:value="8.654681" calcext:value-type="float">
            <text:p>8.65468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.00000788" calcext:value-type="float">
            <text:p>198.000007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62045" calcext:value-type="float">
            <text:p>2.062045</text:p>
          </table:table-cell>
          <table:table-cell/>
          <table:table-cell office:value-type="float" office:value="10.310223" calcext:value-type="float">
            <text:p>10.31022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.00000788" calcext:value-type="float">
            <text:p>201.0000078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4122" calcext:value-type="float">
            <text:p>1.704122</text:p>
          </table:table-cell>
          <table:table-cell/>
          <table:table-cell office:value-type="float" office:value="8.520612" calcext:value-type="float">
            <text:p>8.5206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.00000788" calcext:value-type="float">
            <text:p>204.00000788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09143" calcext:value-type="float">
            <text:p>1.709143</text:p>
          </table:table-cell>
          <table:table-cell/>
          <table:table-cell office:value-type="float" office:value="8.545713" calcext:value-type="float">
            <text:p>8.5457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.00000788" calcext:value-type="float">
            <text:p>207.000007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83686" calcext:value-type="float">
            <text:p>1.683686</text:p>
          </table:table-cell>
          <table:table-cell/>
          <table:table-cell office:value-type="float" office:value="8.41843" calcext:value-type="float">
            <text:p>8.4184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.00000788" calcext:value-type="float">
            <text:p>210.00000788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60783" calcext:value-type="float">
            <text:p>2.060783</text:p>
          </table:table-cell>
          <table:table-cell/>
          <table:table-cell office:value-type="float" office:value="10.303913" calcext:value-type="float">
            <text:p>10.3039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.00000788" calcext:value-type="float">
            <text:p>213.0000078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80988" calcext:value-type="float">
            <text:p>2.380988</text:p>
          </table:table-cell>
          <table:table-cell/>
          <table:table-cell office:value-type="float" office:value="11.904941" calcext:value-type="float">
            <text:p>11.90494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.00000788" calcext:value-type="float">
            <text:p>216.0000078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72217" calcext:value-type="float">
            <text:p>1.772217</text:p>
          </table:table-cell>
          <table:table-cell/>
          <table:table-cell office:value-type="float" office:value="8.861085" calcext:value-type="float">
            <text:p>8.86108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.00000788" calcext:value-type="float">
            <text:p>219.0000078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86992" calcext:value-type="float">
            <text:p>1.886992</text:p>
          </table:table-cell>
          <table:table-cell/>
          <table:table-cell office:value-type="float" office:value="9.43496" calcext:value-type="float">
            <text:p>9.4349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.00000788" calcext:value-type="float">
            <text:p>222.00000788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65383" calcext:value-type="float">
            <text:p>2.365383</text:p>
          </table:table-cell>
          <table:table-cell/>
          <table:table-cell office:value-type="float" office:value="11.826915" calcext:value-type="float">
            <text:p>11.8269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.00000788" calcext:value-type="float">
            <text:p>225.00000788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14491" calcext:value-type="float">
            <text:p>2.314491</text:p>
          </table:table-cell>
          <table:table-cell/>
          <table:table-cell office:value-type="float" office:value="11.572457" calcext:value-type="float">
            <text:p>11.57245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.00000788" calcext:value-type="float">
            <text:p>228.0000078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97802" calcext:value-type="float">
            <text:p>1.797802</text:p>
          </table:table-cell>
          <table:table-cell/>
          <table:table-cell office:value-type="float" office:value="8.989008" calcext:value-type="float">
            <text:p>8.98900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.00000788" calcext:value-type="float">
            <text:p>231.0000078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67628" calcext:value-type="float">
            <text:p>1.867628</text:p>
          </table:table-cell>
          <table:table-cell/>
          <table:table-cell office:value-type="float" office:value="9.338138" calcext:value-type="float">
            <text:p>9.33813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.00000788" calcext:value-type="float">
            <text:p>234.00000788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66419" calcext:value-type="float">
            <text:p>2.066419</text:p>
          </table:table-cell>
          <table:table-cell/>
          <table:table-cell office:value-type="float" office:value="10.332093" calcext:value-type="float">
            <text:p>10.33209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.00000788" calcext:value-type="float">
            <text:p>237.0000078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37621" calcext:value-type="float">
            <text:p>1.737621</text:p>
          </table:table-cell>
          <table:table-cell/>
          <table:table-cell office:value-type="float" office:value="8.688104" calcext:value-type="float">
            <text:p>8.68810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.00000788" calcext:value-type="float">
            <text:p>240.0000078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15226" calcext:value-type="float">
            <text:p>1.815226</text:p>
          </table:table-cell>
          <table:table-cell/>
          <table:table-cell office:value-type="float" office:value="9.076129" calcext:value-type="float">
            <text:p>9.07612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.00000788" calcext:value-type="float">
            <text:p>243.00000788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77912" calcext:value-type="float">
            <text:p>2.177912</text:p>
          </table:table-cell>
          <table:table-cell/>
          <table:table-cell office:value-type="float" office:value="10.88956" calcext:value-type="float">
            <text:p>10.8895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.0000158" calcext:value-type="float">
            <text:p>246.0000158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7516" calcext:value-type="float">
            <text:p>1.97516</text:p>
          </table:table-cell>
          <table:table-cell/>
          <table:table-cell office:value-type="float" office:value="9.875799" calcext:value-type="float">
            <text:p>9.8757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.00000788" calcext:value-type="float">
            <text:p>249.00000788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43341" calcext:value-type="float">
            <text:p>1.943341</text:p>
          </table:table-cell>
          <table:table-cell/>
          <table:table-cell office:value-type="float" office:value="9.716707" calcext:value-type="float">
            <text:p>9.71670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.00000788" calcext:value-type="float">
            <text:p>252.000007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62002" calcext:value-type="float">
            <text:p>1.962002</text:p>
          </table:table-cell>
          <table:table-cell/>
          <table:table-cell office:value-type="float" office:value="9.81001" calcext:value-type="float">
            <text:p>9.8100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.00000788" calcext:value-type="float">
            <text:p>255.00000788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46072" calcext:value-type="float">
            <text:p>2.046072</text:p>
          </table:table-cell>
          <table:table-cell/>
          <table:table-cell office:value-type="float" office:value="10.230358" calcext:value-type="float">
            <text:p>10.23035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.00000788" calcext:value-type="float">
            <text:p>258.00000788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77716" calcext:value-type="float">
            <text:p>2.177716</text:p>
          </table:table-cell>
          <table:table-cell/>
          <table:table-cell office:value-type="float" office:value="10.888579" calcext:value-type="float">
            <text:p>10.88857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.00000788" calcext:value-type="float">
            <text:p>261.00000788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62915" calcext:value-type="float">
            <text:p>1.762915</text:p>
          </table:table-cell>
          <table:table-cell/>
          <table:table-cell office:value-type="float" office:value="8.814575" calcext:value-type="float">
            <text:p>8.81457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4.00000788" calcext:value-type="float">
            <text:p>264.0000078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92218" calcext:value-type="float">
            <text:p>1.992218</text:p>
          </table:table-cell>
          <table:table-cell/>
          <table:table-cell office:value-type="float" office:value="9.961092" calcext:value-type="float">
            <text:p>9.96109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7.00000788" calcext:value-type="float">
            <text:p>267.0000078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6586" calcext:value-type="float">
            <text:p>1.516586</text:p>
          </table:table-cell>
          <table:table-cell/>
          <table:table-cell office:value-type="float" office:value="7.582931" calcext:value-type="float">
            <text:p>7.58293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.00000788" calcext:value-type="float">
            <text:p>270.000007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6332" calcext:value-type="float">
            <text:p>2.16332</text:p>
          </table:table-cell>
          <table:table-cell/>
          <table:table-cell office:value-type="float" office:value="10.816601" calcext:value-type="float">
            <text:p>10.81660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.00000788" calcext:value-type="float">
            <text:p>273.00000788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14071" calcext:value-type="float">
            <text:p>2.214071</text:p>
          </table:table-cell>
          <table:table-cell/>
          <table:table-cell office:value-type="float" office:value="11.070354" calcext:value-type="float">
            <text:p>11.07035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.00000788" calcext:value-type="float">
            <text:p>276.00000788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15405" calcext:value-type="float">
            <text:p>1.915405</text:p>
          </table:table-cell>
          <table:table-cell/>
          <table:table-cell office:value-type="float" office:value="9.577023" calcext:value-type="float">
            <text:p>9.57702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.00000788" calcext:value-type="float">
            <text:p>279.0000078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09291" calcext:value-type="float">
            <text:p>2.009291</text:p>
          </table:table-cell>
          <table:table-cell/>
          <table:table-cell office:value-type="float" office:value="10.046455" calcext:value-type="float">
            <text:p>10.04645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.00000788" calcext:value-type="float">
            <text:p>282.00000788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403648" calcext:value-type="float">
            <text:p>2.403648</text:p>
          </table:table-cell>
          <table:table-cell/>
          <table:table-cell office:value-type="float" office:value="12.018239" calcext:value-type="float">
            <text:p>12.01823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.00000788" calcext:value-type="float">
            <text:p>285.00000788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45624" calcext:value-type="float">
            <text:p>1.945624</text:p>
          </table:table-cell>
          <table:table-cell/>
          <table:table-cell office:value-type="float" office:value="9.72812" calcext:value-type="float">
            <text:p>9.7281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.00000788" calcext:value-type="float">
            <text:p>288.000007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1854" calcext:value-type="float">
            <text:p>1.41854</text:p>
          </table:table-cell>
          <table:table-cell/>
          <table:table-cell office:value-type="float" office:value="7.092701" calcext:value-type="float">
            <text:p>7.09270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1.00000788" calcext:value-type="float">
            <text:p>291.0000078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234134" calcext:value-type="float">
            <text:p>2.234134</text:p>
          </table:table-cell>
          <table:table-cell/>
          <table:table-cell office:value-type="float" office:value="11.170669" calcext:value-type="float">
            <text:p>11.17066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.00000788" calcext:value-type="float">
            <text:p>294.0000078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86825" calcext:value-type="float">
            <text:p>2.386825</text:p>
          </table:table-cell>
          <table:table-cell/>
          <table:table-cell office:value-type="float" office:value="11.934126" calcext:value-type="float">
            <text:p>11.93412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.00000788" calcext:value-type="float">
            <text:p>297.0000078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00974" calcext:value-type="float">
            <text:p>2.300974</text:p>
          </table:table-cell>
          <table:table-cell/>
          <table:table-cell office:value-type="float" office:value="11.504869" calcext:value-type="float">
            <text:p>11.50486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.00000788" calcext:value-type="float">
            <text:p>300.0000078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85338" calcext:value-type="float">
            <text:p>1.785338</text:p>
          </table:table-cell>
          <table:table-cell/>
          <table:table-cell office:value-type="float" office:value="8.926691" calcext:value-type="float">
            <text:p>8.92669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14:25.252818918</dc:date>
    <meta:editing-duration>PT2M55S</meta:editing-duration>
    <meta:editing-cycles>3</meta:editing-cycles>
    <meta:generator>LibreOffice/5.1.4.2$Linux_X86_64 LibreOffice_project/10m0$Build-2</meta:generator>
    <meta:document-statistic meta:table-count="1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5.934cm" svg:y="1.286cm" chart:style-name="ch3">
          <text:p>RTU1 normal operation</text:p>
        </chart:subtitle>
        <chart:legend chart:legend-position="end" svg:x="13.114cm" svg:y="3.925cm" style:legend-expansion="high" chart:style-name="ch4"/>
        <chart:plot-area chart:style-name="ch5" table:cell-range-address="rtuNormalOperation.A1:rtuNormalOperation.A100 rtuNormalOperation.I1:rtuNormalOperation.I100 rtuNormalOperation.K1:rtuNormalOperation.K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NormalOperation.I1:rtuNormalOperation.I100" loext:label-string="sum" chart:class="chart:scatter">
            <chart:domain table:cell-range-address="rtuNormalOperation.A1:rtuNormalOperation.A100"/>
            <chart:data-point chart:repeated="100"/>
          </chart:series>
          <chart:series chart:style-name="ch9" chart:values-cell-range-address="rtuNormalOperation.K1:rtuNormalOperation.K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NormalOperation.A1:rtuNormalOperation.A100</svg:desc>
                </draw:g>
              </table:table-cell>
              <table:table-cell office:value-type="float" office:value="10.704755">
                <text:p>10.704755</text:p>
                <draw:g>
                  <svg:desc>rtuNormalOperation.I1:rtuNormalOperation.I100</svg:desc>
                </draw:g>
              </table:table-cell>
              <table:table-cell office:value-type="float" office:value="25">
                <text:p>25</text:p>
                <draw:g>
                  <svg:desc>rtuNormalOperation.K1:rtuNormalOperation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12.622824">
                <text:p>12.6228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9.453946">
                <text:p>9.4539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10.853449">
                <text:p>10.8534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9.007804">
                <text:p>9.0078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7.48636">
                <text:p>7.48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9.218323">
                <text:p>9.218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10.7613">
                <text:p>10.76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9.988237">
                <text:p>9.988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10.817469">
                <text:p>10.8174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10.794109">
                <text:p>10.794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8.049903">
                <text:p>8.0499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11.0463">
                <text:p>11.0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10.925903">
                <text:p>10.9259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11.382092">
                <text:p>11.382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9.168542">
                <text:p>9.168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9.940235">
                <text:p>9.940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8.532177">
                <text:p>8.532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10.191699">
                <text:p>10.1916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9.830174">
                <text:p>9.830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9.996697">
                <text:p>9.9966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11.700043">
                <text:p>11.7000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12.69816">
                <text:p>12.698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9.215574">
                <text:p>9.2155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10.271301">
                <text:p>10.2713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9.145076">
                <text:p>9.145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11.826112">
                <text:p>11.826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9.487255">
                <text:p>9.4872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8.602372">
                <text:p>8.602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11.433303">
                <text:p>11.433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11.829015">
                <text:p>11.8290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9.609627">
                <text:p>9.609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8.776548">
                <text:p>8.7765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11.372582">
                <text:p>11.372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12.579841">
                <text:p>12.57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8.748442">
                <text:p>8.748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10.393656">
                <text:p>10.393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8.669014">
                <text:p>8.669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11.607146">
                <text:p>11.607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9.589732">
                <text:p>9.5897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10.733063">
                <text:p>10.7330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9.609214">
                <text:p>9.6092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9.727793">
                <text:p>9.727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10.601631">
                <text:p>10.6016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11.231253">
                <text:p>11.2312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8.754694">
                <text:p>8.7546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10.8212">
                <text:p>10.8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10.789464">
                <text:p>10.789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10.776479">
                <text:p>10.776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10.812277">
                <text:p>10.8122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10.644661">
                <text:p>10.644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11.060126">
                <text:p>11.060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11.082765">
                <text:p>11.0827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10.114411">
                <text:p>10.114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7.885634">
                <text:p>7.8856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10.637916">
                <text:p>10.6379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11.044753">
                <text:p>11.0447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8.263048">
                <text:p>8.263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10.795935">
                <text:p>10.7959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10.583035">
                <text:p>10.5830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11.54038">
                <text:p>11.54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9.621429">
                <text:p>9.621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9.965001">
                <text:p>9.965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9.679668">
                <text:p>9.679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8.654681">
                <text:p>8.6546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10.310223">
                <text:p>10.310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8.520612">
                <text:p>8.520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8.545713">
                <text:p>8.5457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8.41843">
                <text:p>8.41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10.303913">
                <text:p>10.3039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11.904941">
                <text:p>11.9049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8.861085">
                <text:p>8.861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9.43496">
                <text:p>9.43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11.826915">
                <text:p>11.826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11.572457">
                <text:p>11.572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8.989008">
                <text:p>8.989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9.338138">
                <text:p>9.338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10.332093">
                <text:p>10.3320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8.688104">
                <text:p>8.6881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9.076129">
                <text:p>9.076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10.88956">
                <text:p>10.889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9.875799">
                <text:p>9.8757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9.716707">
                <text:p>9.7167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9.81001">
                <text:p>9.81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10.230358">
                <text:p>10.2303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10.888579">
                <text:p>10.8885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8.814575">
                <text:p>8.814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9.961092">
                <text:p>9.96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7.582931">
                <text:p>7.582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10.816601">
                <text:p>10.8166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11.070354">
                <text:p>11.0703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9.577023">
                <text:p>9.5770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10.046455">
                <text:p>10.046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12.018239">
                <text:p>12.018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9.72812">
                <text:p>9.728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7.092701">
                <text:p>7.0927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11.170669">
                <text:p>11.1706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11.934126">
                <text:p>11.9341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11.504869">
                <text:p>11.5048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8.926691">
                <text:p>8.92669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88cm" xlink:href=".." xlink:type="simple" chart:class="chart:scatter" chart:style-name="ch1">
        <chart:title svg:x="5.676cm" svg:y="0.314cm" chart:style-name="ch2">
          <text:p>Avg Energy generation</text:p>
        </chart:title>
        <chart:subtitle svg:x="5.931cm" svg:y="1.284cm" chart:style-name="ch3">
          <text:p>RTU1 normal operation</text:p>
        </chart:subtitle>
        <chart:legend chart:legend-position="end" svg:x="13.109cm" svg:y="3.919cm" style:legend-expansion="high" chart:style-name="ch4"/>
        <chart:plot-area chart:style-name="ch5" table:cell-range-address="rtuNormalOperation.A1:rtuNormalOperation.A100 rtuNormalOperation.G1:rtuNormalOperation.G100 rtuNormalOperation.M1:rtuNormalOperation.M100" chart:data-source-has-labels="row" svg:x="0.319cm" svg:y="2.15cm" svg:width="12.471cm" svg:height="6.659cm">
          <chartooo:coordinate-region svg:x="0.782cm" svg:y="2.363cm" svg:width="11.689cm" svg:height="5.77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NormalOperation.G1:rtuNormalOperation.G100" loext:label-string="avg" chart:class="chart:scatter">
            <chart:domain table:cell-range-address="rtuNormalOperation.A1:rtuNormalOperation.A100"/>
            <chart:data-point chart:repeated="100"/>
          </chart:series>
          <chart:series chart:style-name="ch9" chart:values-cell-range-address="rtuNormalOperation.M1:rtuNormalOperation.M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NormalOperation.A1:rtuNormalOperation.A100</svg:desc>
                </draw:g>
              </table:table-cell>
              <table:table-cell office:value-type="float" office:value="2.140951">
                <text:p>2.140951</text:p>
                <draw:g>
                  <svg:desc>rtuNormalOperation.G1:rtuNormalOperation.G100</svg:desc>
                </draw:g>
              </table:table-cell>
              <table:table-cell office:value-type="float" office:value="5">
                <text:p>5</text:p>
                <draw:g>
                  <svg:desc>rtuNormalOperation.M1:rtuNormalOperation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2.524565">
                <text:p>2.524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1.890789">
                <text:p>1.890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2.17069">
                <text:p>2.170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1.801561">
                <text:p>1.801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1.497272">
                <text:p>1.497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1.843665">
                <text:p>1.843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2.15226">
                <text:p>2.15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1.997647">
                <text:p>1.997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2.163494">
                <text:p>2.163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2.158822">
                <text:p>2.158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1.609981">
                <text:p>1.609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2.20926">
                <text:p>2.20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2.185181">
                <text:p>2.185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2.276418">
                <text:p>2.276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1.833708">
                <text:p>1.8337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1.988047">
                <text:p>1.9880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1.706435">
                <text:p>1.706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2.03834">
                <text:p>2.038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1.966035">
                <text:p>1.966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1.999339">
                <text:p>1.999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2.340009">
                <text:p>2.340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2.539632">
                <text:p>2.539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1.843115">
                <text:p>1.843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2.05426">
                <text:p>2.054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1.829015">
                <text:p>1.8290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2.365222">
                <text:p>2.365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1.897451">
                <text:p>1.897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1.720474">
                <text:p>1.7204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2.286661">
                <text:p>2.286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2.365803">
                <text:p>2.365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1.921925">
                <text:p>1.921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1.75531">
                <text:p>1.75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2.274516">
                <text:p>2.274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2.515968">
                <text:p>2.515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1.749688">
                <text:p>1.7496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2.078731">
                <text:p>2.078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1.733803">
                <text:p>1.73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2.321429">
                <text:p>2.321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1.917946">
                <text:p>1.917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2.146613">
                <text:p>2.1466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1.921843">
                <text:p>1.9218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1.945559">
                <text:p>1.9455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2.120326">
                <text:p>2.120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2.246251">
                <text:p>2.246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1.750939">
                <text:p>1.750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2.16424">
                <text:p>2.164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2.157893">
                <text:p>2.157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2.155296">
                <text:p>2.155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2.162455">
                <text:p>2.1624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2.128932">
                <text:p>2.128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2.212025">
                <text:p>2.212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2.216553">
                <text:p>2.2165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2.022882">
                <text:p>2.022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1.577127">
                <text:p>1.577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2.127583">
                <text:p>2.127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2.208951">
                <text:p>2.208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1.65261">
                <text:p>1.65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2.159187">
                <text:p>2.159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2.116607">
                <text:p>2.1166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2.308076">
                <text:p>2.3080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1.924286">
                <text:p>1.924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1.993">
                <text:p>1.9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1.935934">
                <text:p>1.9359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1.730936">
                <text:p>1.730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2.062045">
                <text:p>2.0620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1.704122">
                <text:p>1.704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1.709143">
                <text:p>1.709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1.683686">
                <text:p>1.683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2.060783">
                <text:p>2.0607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2.380988">
                <text:p>2.380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1.772217">
                <text:p>1.77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1.886992">
                <text:p>1.886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2.365383">
                <text:p>2.365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2.314491">
                <text:p>2.3144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1.797802">
                <text:p>1.797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1.867628">
                <text:p>1.867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2.066419">
                <text:p>2.066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1.737621">
                <text:p>1.7376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1.815226">
                <text:p>1.8152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2.177912">
                <text:p>2.1779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1.97516">
                <text:p>1.97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1.943341">
                <text:p>1.943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1.962002">
                <text:p>1.962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2.046072">
                <text:p>2.046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2.177716">
                <text:p>2.177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1.762915">
                <text:p>1.762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1.992218">
                <text:p>1.992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1.516586">
                <text:p>1.516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2.16332">
                <text:p>2.16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2.214071">
                <text:p>2.2140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1.915405">
                <text:p>1.915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2.009291">
                <text:p>2.009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2.403648">
                <text:p>2.403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1.945624">
                <text:p>1.945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1.41854">
                <text:p>1.418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2.234134">
                <text:p>2.234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2.386825">
                <text:p>2.3868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2.300974">
                <text:p>2.3009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1.785338">
                <text:p>1.78533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